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Akron (2-5)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urdue Fort Wayne (5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kr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8</text:p>
          </table:table-cell>
          <table:table-cell office:value-type="string">
            <text:p>.10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.03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35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27</text:p>
          </table:table-cell>
          <table:table-cell office:value-type="string">
            <text:p>.037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42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379</text:p>
          </table:table-cell>
        </table:table-row>
      </table:table>
      <table:table table:name="Sheet 2">
        <table:table-row>
          <table:table-cell office:value-type="string">
            <text:p>Akr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lena Slijepcevic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Taylor Sharrit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mily Weigand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Elya Karsner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Kayla Gwozdz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17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bbey Pawlak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shley Richardso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Alexis Adleta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adi Baer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aylor Kuruzovich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Jessica Kloeh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Aubrey Koz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26</text:p>
          </table:table-cell>
          <table:table-cell office:value-type="string">
            <text:p>127</text:p>
          </table:table-cell>
          <table:table-cell office:value-type="string">
            <text:p>.134</text:p>
          </table:table-cell>
          <table:table-cell office:value-type="string">
            <text:p>4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8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1</text:p>
          </table:table-cell>
          <table:table-cell office:value-type="string">
            <text:p>.19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5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17</text:p>
          </table:table-cell>
          <table:table-cell office:value-type="string">
            <text:p>122</text:p>
          </table:table-cell>
          <table:table-cell office:value-type="string">
            <text:p>.320</text:p>
          </table:table-cell>
          <table:table-cell office:value-type="string">
            <text:p>49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